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5bded" officeooo:paragraph-rsid="0015bded"/>
    </style:style>
    <style:style style:name="P2" style:family="paragraph" style:parent-style-name="Text_20_body" style:list-style-name="L4">
      <style:text-properties officeooo:rsid="0015bded" officeooo:paragraph-rsid="0015bded"/>
    </style:style>
    <style:style style:name="P3" style:family="paragraph" style:parent-style-name="Text_20_body" style:list-style-name="L7">
      <style:text-properties officeooo:rsid="0015bded" officeooo:paragraph-rsid="0015bded"/>
    </style:style>
    <style:style style:name="P4" style:family="paragraph" style:parent-style-name="Text_20_body" style:list-style-name="L1">
      <style:text-properties officeooo:rsid="00162e46" officeooo:paragraph-rsid="00162e46"/>
    </style:style>
    <style:style style:name="P5" style:family="paragraph" style:parent-style-name="Text_20_body" style:list-style-name="L1">
      <style:text-properties officeooo:rsid="00162e46" officeooo:paragraph-rsid="001a45e0"/>
    </style:style>
    <style:style style:name="P6" style:family="paragraph" style:parent-style-name="Text_20_body" style:list-style-name="L5">
      <style:text-properties officeooo:rsid="00162e46" officeooo:paragraph-rsid="00162e46"/>
    </style:style>
    <style:style style:name="P7" style:family="paragraph" style:parent-style-name="Text_20_body" style:list-style-name="L6">
      <style:text-properties officeooo:rsid="00162e46" officeooo:paragraph-rsid="00162e46"/>
    </style:style>
    <style:style style:name="P8" style:family="paragraph" style:parent-style-name="Text_20_body" style:list-style-name="L7">
      <style:text-properties officeooo:rsid="00162e46" officeooo:paragraph-rsid="00162e46"/>
    </style:style>
    <style:style style:name="P9" style:family="paragraph" style:parent-style-name="Text_20_body" style:list-style-name="L1">
      <style:text-properties officeooo:rsid="001843b3" officeooo:paragraph-rsid="001843b3"/>
    </style:style>
    <style:style style:name="P10" style:family="paragraph" style:parent-style-name="Text_20_body" style:list-style-name="L1">
      <style:text-properties officeooo:rsid="0017aac0" officeooo:paragraph-rsid="0018d1ce"/>
    </style:style>
    <style:style style:name="P11" style:family="paragraph" style:parent-style-name="Text_20_body" style:list-style-name="L2">
      <style:text-properties officeooo:rsid="0017aac0" officeooo:paragraph-rsid="0017aac0"/>
    </style:style>
    <style:style style:name="P12" style:family="paragraph" style:parent-style-name="Text_20_body" style:list-style-name="L5">
      <style:text-properties officeooo:rsid="0017aac0" officeooo:paragraph-rsid="0017aac0"/>
    </style:style>
    <style:style style:name="P13" style:family="paragraph" style:parent-style-name="Text_20_body" style:list-style-name="L2">
      <style:text-properties officeooo:paragraph-rsid="0012eb81"/>
    </style:style>
    <style:style style:name="P14" style:family="paragraph" style:parent-style-name="Text_20_body" style:list-style-name="L2">
      <style:text-properties officeooo:rsid="001790e0" officeooo:paragraph-rsid="001790e0"/>
    </style:style>
    <style:style style:name="P15" style:family="paragraph" style:parent-style-name="Text_20_body" style:list-style-name="L2">
      <style:text-properties officeooo:rsid="0017ae1a" officeooo:paragraph-rsid="0017ae1a"/>
    </style:style>
    <style:style style:name="P16" style:family="paragraph" style:parent-style-name="Text_20_body" style:list-style-name="L7">
      <style:text-properties officeooo:rsid="0017ae1a" officeooo:paragraph-rsid="0017ae1a"/>
    </style:style>
    <style:style style:name="P17" style:family="paragraph" style:parent-style-name="Text_20_body" style:list-style-name="L8">
      <style:text-properties officeooo:rsid="0017ae1a" officeooo:paragraph-rsid="0017ae1a"/>
    </style:style>
    <style:style style:name="P18" style:family="paragraph" style:parent-style-name="Text_20_body" style:list-style-name="L3">
      <style:text-properties officeooo:paragraph-rsid="00111542"/>
    </style:style>
    <style:style style:name="P19" style:family="paragraph" style:parent-style-name="Text_20_body" style:list-style-name="L3">
      <style:text-properties officeooo:rsid="00111542" officeooo:paragraph-rsid="00111542"/>
    </style:style>
    <style:style style:name="P20" style:family="paragraph" style:parent-style-name="Text_20_body" style:list-style-name="L4">
      <style:text-properties officeooo:rsid="0017df19" officeooo:paragraph-rsid="0017df19"/>
    </style:style>
    <style:style style:name="P21" style:family="paragraph" style:parent-style-name="Text_20_body" style:list-style-name="L6">
      <style:text-properties officeooo:rsid="001443ee" officeooo:paragraph-rsid="001443ee"/>
    </style:style>
    <style:style style:name="P22" style:family="paragraph" style:parent-style-name="Text_20_body" style:list-style-name="L9">
      <style:text-properties officeooo:rsid="001a97e3" officeooo:paragraph-rsid="001a97e3"/>
    </style:style>
    <style:style style:name="P23" style:family="paragraph" style:parent-style-name="Heading_20_1">
      <style:text-properties officeooo:rsid="00111542" officeooo:paragraph-rsid="00111542"/>
    </style:style>
    <style:style style:name="T1" style:family="text">
      <style:text-properties officeooo:rsid="00111542"/>
    </style:style>
    <style:style style:name="T2" style:family="text">
      <style:text-properties officeooo:rsid="0012eb81"/>
    </style:style>
    <style:style style:name="T3" style:family="text">
      <style:text-properties officeooo:rsid="00162e46"/>
    </style:style>
    <style:style style:name="T4" style:family="text">
      <style:text-properties officeooo:rsid="0018d1ce"/>
    </style:style>
    <style:style style:name="T5" style:family="text">
      <style:text-properties officeooo:rsid="001a45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Essentials / <text:span text:style-name="T3">general</text:span></text:h>
      <text:list xml:id="list6640405197562181596" text:style-name="L1">
        <text:list-item>
          <text:p text:style-name="P1">7-zip (file archiver) <text:a xlink:type="simple" xlink:href="http://www.7-zip.org/" text:style-name="Internet_20_link" text:visited-style-name="Visited_20_Internet_20_Link">http://www.7-zip.org/</text:a></text:p>
        </text:list-item>
        <text:list-item>
          <text:p text:style-name="P4">Anti-virus, but which one?</text:p>
        </text:list-item>
        <text:list-item>
          <text:p text:style-name="P5">Adobe Reader (PDF reader) <text:a xlink:type="simple" xlink:href="http://get.adobe.com/reader/" text:style-name="Internet_20_link" text:visited-style-name="Visited_20_Internet_20_Link"><text:span text:style-name="T5">http://get.adobe.com/reader/</text:span></text:a></text:p>
        </text:list-item>
        <text:list-item>
          <text:p text:style-name="P4">VLC (video player) <text:a xlink:type="simple" xlink:href="http://www.videolan.org/vlc/" text:style-name="Internet_20_link" text:visited-style-name="Visited_20_Internet_20_Link">http://www.videolan.org/vlc/</text:a></text:p>
        </text:list-item>
        <text:list-item>
          <text:p text:style-name="P4">Notepad++ (text editor) <text:a xlink:type="simple" xlink:href="http://notepad-plus-plus.org/" text:style-name="Internet_20_link" text:visited-style-name="Visited_20_Internet_20_Link">http://notepad-plus-plus.org/</text:a></text:p>
        </text:list-item>
        <text:list-item>
          <text:p text:style-name="P4">iTalc (view/control computers) <text:a xlink:type="simple" xlink:href="http://italc.sourceforge.net/" text:style-name="Internet_20_link" text:visited-style-name="Visited_20_Internet_20_Link">http://italc.sourceforge.net/</text:a></text:p>
        </text:list-item>
        <text:list-item>
          <text:p text:style-name="P9">LORLS (resource/reading list management) <text:a xlink:type="simple" xlink:href="http://blog.lboro.ac.uk/lorls/" text:style-name="Internet_20_link" text:visited-style-name="Visited_20_Internet_20_Link">http://blog.lboro.ac.uk/lorls/</text:a> <text:span text:style-name="T4">Server based!</text:span></text:p>
        </text:list-item>
        <text:list-item>
          <text:p text:style-name="P10">R<text:span text:style-name="T4">ACHEL</text:span> (<text:span text:style-name="T4">offline wikipedia for schools, videos, reading</text:span>) <text:a xlink:type="simple" xlink:href="http://rachel.worldpossible.org/" text:style-name="Internet_20_link" text:visited-style-name="Visited_20_Internet_20_Link"><text:span text:style-name="T4">http://rachel.worldpossible.org/</text:span></text:a><text:span text:style-name="T4"> Best for server based usage!</text:span></text:p>
        </text:list-item>
      </text:list>
      <text:h text:style-name="Heading_20_1" text:outline-level="1">Graphics</text:h>
      <text:list xml:id="list8730573428329430100" text:style-name="L2">
        <text:list-item>
          <text:p text:style-name="P13"><text:span text:style-name="T2">Krita (d</text:span>igital painting and illustration application<text:span text:style-name="T2">) </text:span><text:a xlink:type="simple" xlink:href="https://krita.org/download/krita-desktop/" text:style-name="Internet_20_link" text:visited-style-name="Visited_20_Internet_20_Link"><text:span text:style-name="T2">https://krita.org/download/krita-desktop/</text:span></text:a></text:p>
        </text:list-item>
        <text:list-item>
          <text:p text:style-name="P14">Inkscape (vector graphics) <text:a xlink:type="simple" xlink:href="https://inkscape.org/en/" text:style-name="Internet_20_link" text:visited-style-name="Visited_20_Internet_20_Link">https://inkscape.org/en/</text:a></text:p>
        </text:list-item>
        <text:list-item>
          <text:p text:style-name="P11">paint.net (image and photo editing) <text:a xlink:type="simple" xlink:href="http://www.getpaint.net/" text:style-name="Internet_20_link" text:visited-style-name="Visited_20_Internet_20_Link">http://www.getpaint.net/</text:a></text:p>
        </text:list-item>
        <text:list-item>
          <text:p text:style-name="P11">GIMP (image manipulation) <text:a xlink:type="simple" xlink:href="http://www.gimp.org/" text:style-name="Internet_20_link" text:visited-style-name="Visited_20_Internet_20_Link">http://www.gimp.org/</text:a></text:p>
        </text:list-item>
        <text:list-item>
          <text:p text:style-name="P15">Dia (diagrams) <text:a xlink:type="simple" xlink:href="http://dia-installer.de/" text:style-name="Internet_20_link" text:visited-style-name="Visited_20_Internet_20_Link">http://dia-installer.de/</text:a></text:p>
        </text:list-item>
      </text:list>
      <text:h text:style-name="Heading_20_1" text:outline-level="1">Web</text:h>
      <text:list xml:id="list8918156545321541301" text:style-name="L3">
        <text:list-item>
          <text:p text:style-name="P19">Firefox <text:a xlink:type="simple" xlink:href="https://www.mozilla.org/firefox" text:style-name="Internet_20_link" text:visited-style-name="Visited_20_Internet_20_Link">https://www.mozilla.org/firefox</text:a></text:p>
        </text:list-item>
        <text:list-item>
          <text:p text:style-name="P19">Thunderbird <text:a xlink:type="simple" xlink:href="https://www.mozilla.org/thunderbird/" text:style-name="Internet_20_link" text:visited-style-name="Visited_20_Internet_20_Link">https://www.mozilla.org/thunderbird/</text:a></text:p>
        </text:list-item>
        <text:list-item>
          <text:p text:style-name="P18"><text:span text:style-name="T1">Blue Griffon (</text:span><text:span text:style-name="acronym">WYSIWYG</text:span> content editor<text:span text:style-name="T1">) </text:span><text:a xlink:type="simple" xlink:href="http://bluegriffon.org/" text:style-name="Internet_20_link" text:visited-style-name="Visited_20_Internet_20_Link"><text:span text:style-name="T1">http://bluegriffon.org/</text:span></text:a></text:p>
        </text:list-item>
      </text:list>
      <text:h text:style-name="Heading_20_1" text:outline-level="1">Programming</text:h>
      <text:list xml:id="list9042448316079316259" text:style-name="L4">
        <text:list-item>
          <text:p text:style-name="P20">BASIC-256 (BASIC) <text:a xlink:type="simple" xlink:href="http://www.basic256.org/index_en" text:style-name="Internet_20_link" text:visited-style-name="Visited_20_Internet_20_Link">http://www.basic256.org/index_en</text:a></text:p>
        </text:list-item>
        <text:list-item>
          <text:p text:style-name="P2">Scratch (visual programming) <text:a xlink:type="simple" xlink:href="http://scratch.mit.edu/" text:style-name="Internet_20_link" text:visited-style-name="Visited_20_Internet_20_Link">http://scratch.mit.edu/</text:a></text:p>
        </text:list-item>
      </text:list>
      <text:h text:style-name="Heading_20_1" text:outline-level="1">Math</text:h>
      <text:list xml:id="list5357874673130613208" text:style-name="L5">
        <text:list-item>
          <text:p text:style-name="P6">Scilab (mathematical functions, programming, visualisation) <text:a xlink:type="simple" xlink:href="http://www.scilab.org/" text:style-name="Internet_20_link" text:visited-style-name="Visited_20_Internet_20_Link">http://www.scilab.org/</text:a></text:p>
        </text:list-item>
        <text:list-item>
          <text:p text:style-name="P12">GeoGebra (interactive mathematics, collaboration) <text:a xlink:type="simple" xlink:href="http://www.geogebra.org/" text:style-name="Internet_20_link" text:visited-style-name="Visited_20_Internet_20_Link">http://www.geogebra.org/</text:a></text:p>
        </text:list-item>
      </text:list>
      <text:h text:style-name="Heading_20_1" text:outline-level="1"><text:soft-page-break/>Office</text:h>
      <text:list xml:id="list7748431592772469421" text:style-name="L6">
        <text:list-item>
          <text:p text:style-name="P21">WriteType (writing) <text:a xlink:type="simple" xlink:href="http://writetype.bernsteinforpresident.com/" text:style-name="Internet_20_link" text:visited-style-name="Visited_20_Internet_20_Link">http://writetype.bernsteinforpresident.com/</text:a></text:p>
        </text:list-item>
        <text:list-item>
          <text:p text:style-name="P21">TIPP10 (typing) <text:a xlink:type="simple" xlink:href="http://www.tipp10.com/en/" text:style-name="Internet_20_link" text:visited-style-name="Visited_20_Internet_20_Link">http://www.tipp10.com/en/</text:a></text:p>
        </text:list-item>
        <text:list-item>
          <text:p text:style-name="P7">LibreOffice (office suite) <text:a xlink:type="simple" xlink:href="https://www.libreoffice.org/" text:style-name="Internet_20_link" text:visited-style-name="Visited_20_Internet_20_Link">https://www.libreoffice.org/</text:a></text:p>
        </text:list-item>
      </text:list>
      <text:h text:style-name="Heading_20_1" text:outline-level="1">Science</text:h>
      <text:list xml:id="list6640984234247249816" text:style-name="L7">
        <text:list-item>
          <text:p text:style-name="P3">Stellarium (planetarium) <text:a xlink:type="simple" xlink:href="http://www.stellarium.org/" text:style-name="Internet_20_link" text:visited-style-name="Visited_20_Internet_20_Link">http://www.stellarium.org/</text:a></text:p>
        </text:list-item>
        <text:list-item>
          <text:p text:style-name="P16">Celestia (space simulation) <text:a xlink:type="simple" xlink:href="http://www.shatters.net/celestia/" text:style-name="Internet_20_link" text:visited-style-name="Visited_20_Internet_20_Link">http://www.shatters.net/celestia/</text:a></text:p>
        </text:list-item>
        <text:list-item>
          <text:p text:style-name="P8">Marble (virtual globe and world atlas) <text:a xlink:type="simple" xlink:href="https://marble.kde.org/" text:style-name="Internet_20_link" text:visited-style-name="Visited_20_Internet_20_Link">https://marble.kde.org/</text:a></text:p>
        </text:list-item>
      </text:list>
      <text:h text:style-name="Heading_20_1" text:outline-level="1">Educational</text:h>
      <text:list xml:id="list671348214083387318" text:style-name="L8">
        <text:list-item>
          <text:p text:style-name="P17">GCompris (software suite from age 2 to 10) <text:a xlink:type="simple" xlink:href="http://gcompris.net/index-en.html" text:style-name="Internet_20_link" text:visited-style-name="Visited_20_Internet_20_Link">http://gcompris.net/index-en.html</text:a></text:p>
        </text:list-item>
        <text:list-item>
          <text:p text:style-name="P17">Childsplay (educational activities for young children) <text:a xlink:type="simple" xlink:href="http://www.childsplay.mobi/" text:style-name="Internet_20_link" text:visited-style-name="Visited_20_Internet_20_Link">http://www.childsplay.mobi/</text:a></text:p>
        </text:list-item>
      </text:list>
      <text:h text:style-name="Heading_20_1" text:outline-level="1">Electronics</text:h>
      <text:list xml:id="list3526128388991411568" text:style-name="L9">
        <text:list-item>
          <text:p text:style-name="P22">Fritzing (board design) <text:a xlink:type="simple" xlink:href="http://fritzing.org/home/" text:style-name="Internet_20_link" text:visited-style-name="Visited_20_Internet_20_Link">http://fritzing.org/home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0:12:54.634620538</meta:creation-date>
    <dc:date>2014-11-07T21:11:16.588008036</dc:date>
    <meta:editing-duration>PT5H50M56S</meta:editing-duration>
    <meta:editing-cycles>15</meta:editing-cycles>
    <meta:generator>LibreOffice/4.3.3.2$Linux_X86_64 LibreOffice_project/430m0$Build-2</meta:generator>
    <meta:document-statistic meta:table-count="0" meta:image-count="0" meta:object-count="0" meta:page-count="2" meta:paragraph-count="38" meta:word-count="181" meta:character-count="1832" meta:non-whitespace-character-count="1718"/>
  </office:meta>
</office:document-meta>
</file>